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8e5" officeooo:paragraph-rsid="00041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 </text:p>
      <text:p text:style-name="P1">Name</text:p>
      <text:p text:style-name="P1">Date</text:p>
      <text:p text:style-name="P1">Class</text:p>
      <text:p text:style-name="P1"/>
      <text:p text:style-name="P1">Intro</text:p>
      <text:p text:style-name="P1"/>
      <text:p text:style-name="P1">Description and Functionality</text:p>
      <text:p text:style-name="P1"/>
      <text:p text:style-name="P1">How can it be expanded</text:p>
      <text:p text:style-name="P1"/>
      <text:p text:style-name="P1">Conclusions</text:p>
      <text:p text:style-name="P1"/>
      <text:p text:style-name="P1">References if any</text:p>
      <text:p text:style-name="P1"/>
      <text:p text:style-name="P1">Pictures</text:p>
      <text:p text:style-name="P1"/>
      <text:p text:style-name="P1">Length with Pictures: 5 to 10 pages</text:p>
      <text:p text:style-name="P1">Main audience is your users and you</text:p>
      <text:p text:style-name="P1">Good, not pperf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02:18.190361460</meta:creation-date>
    <dc:date>2017-11-09T13:03:53.679418606</dc:date>
    <meta:editing-duration>PT1M35S</meta:editing-duration>
    <meta:editing-cycles>1</meta:editing-cycles>
    <meta:document-statistic meta:table-count="0" meta:image-count="0" meta:object-count="0" meta:page-count="1" meta:paragraph-count="13" meta:word-count="35" meta:character-count="199" meta:non-whitespace-character-count="176"/>
    <meta:generator>LibreOffice/5.4.2.2.0$Linux_X86_64 LibreOffice_project/40m0$Build-2</meta:generator>
  </office:meta>
</office:document-meta>
</file>